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0a512b"/>
    </style:style>
    <style:style style:name="P3" style:family="paragraph" style:parent-style-name="normal">
      <style:text-properties fo:font-size="13pt" style:font-size-asian="13pt" style:font-size-complex="13pt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text-properties officeooo:rsid="000a512b" officeooo:paragraph-rsid="000a512b"/>
    </style:style>
    <style:style style:name="P6" style:family="paragraph" style:parent-style-name="normal">
      <style:paragraph-properties fo:line-height="115%"/>
      <style:text-properties fo:font-weight="normal" officeooo:rsid="000a512b" officeooo:paragraph-rsid="000a512b" style:font-weight-asian="normal" style:font-weight-complex="normal"/>
    </style:style>
    <style:style style:name="P7" style:family="paragraph" style:parent-style-name="normal">
      <style:text-properties officeooo:rsid="000ad867" officeooo:paragraph-rsid="000ad867"/>
    </style:style>
    <style:style style:name="P8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9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0a512b"/>
    </style:style>
    <style:style style:name="P10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1" style:family="paragraph" style:parent-style-name="normal">
      <style:paragraph-properties fo:margin-left="0cm" fo:margin-right="0cm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/>
      <style:text-properties officeooo:rsid="000a512b" officeooo:paragraph-rsid="000a512b"/>
    </style:style>
    <style:style style:name="P13" style:family="paragraph" style:parent-style-name="normal">
      <style:paragraph-properties fo:margin-left="0cm" fo:margin-right="0cm" fo:text-indent="0cm" style:auto-text-indent="false"/>
      <style:text-properties fo:font-weight="bold" officeooo:rsid="000a512b" officeooo:paragraph-rsid="000a512b" style:font-weight-asian="bold" style:font-weight-complex="bold"/>
    </style:style>
    <style:style style:name="P14" style:family="paragraph" style:parent-style-name="normal">
      <style:paragraph-properties fo:margin-left="0cm" fo:margin-right="0cm" fo:text-indent="0cm" style:auto-text-indent="false"/>
      <style:text-properties officeooo:rsid="000ad867" officeooo:paragraph-rsid="000ad867"/>
    </style:style>
    <style:style style:name="P15" style:family="paragraph" style:parent-style-name="normal" style:master-page-name="Standard">
      <style:paragraph-properties fo:text-align="center" style:justify-single-word="false" style:page-number="1"/>
      <style:text-properties fo:font-weight="normal" officeooo:rsid="000a512b" officeooo:paragraph-rsid="000a512b" style:font-weight-asian="normal" style:font-weight-complex="normal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a512b" style:font-weight-asian="bold"/>
    </style:style>
    <style:style style:name="T4" style:family="text">
      <style:text-properties fo:color="#1155cc" style:text-underline-style="solid" style:text-underline-width="auto" style:text-underline-color="font-color" officeooo:rsid="000a512b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T8" style:family="text">
      <style:text-properties officeooo:rsid="000a512b"/>
    </style:style>
    <style:style style:name="T9" style:family="text">
      <style:text-properties officeooo:rsid="000ad867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João Pedro de Gouveia Vicente</text:p>
      <text:p text:style-name="P1"><text:span text:style-name="T2">(</text:span><text:span text:style-name="T3">43</text:span><text:span text:style-name="T2">) </text:span><text:span text:style-name="T3">99937</text:span><text:span text:style-name="T2">-</text:span><text:span text:style-name="T3">9897</text:span></text:p>
      <text:p text:style-name="P2"><text:span text:style-name="T4">gouveia.vicente@escola.pr.gov.br</text:span></text:p>
      <text:p text:style-name="P1"><text:span text:style-name="T2"/></text:p>
      <text:p text:style-name="normal"><draw:rect text:anchor-type="as-char" style:rel-width="100%" draw:z-index="0" draw:style-name="gr1" draw:text-style-name="P16" svg:width="16.511cm" svg:height="0.054cm"><text:p/></draw:rect></text:p>
      <text:p text:style-name="P3"/>
      <text:p text:style-name="P4"><text:span text:style-name="T5">OBJETIVO</text:span></text:p>
      <text:p text:style-name="P6">Almejo entrar na area de progração e desiner grafico</text:p>
      <text:p text:style-name="P4"/>
      <text:p text:style-name="normal"><text:span text:style-name="T5">FORMAÇÃO ACADÊMICA</text:span></text:p>
      <text:p text:style-name="P5">Colegio Estadual Antonio <text:span text:style-name="T7">Delfino Fragoso, cursando o primeiro ano letivo do ensino medio </text:span></text:p>
      <text:p text:style-name="normal"/>
      <text:p text:style-name="normal"/>
      <text:p text:style-name="normal"><text:span text:style-name="T5">PROJETOS </text:span><text:span text:style-name="T6">(será um bom diferencial, principalmente caso não tenha experiência profissional)</text:span></text:p>
      <text:p text:style-name="P7">projeto scrath</text:p>
      <text:p text:style-name="normal"><text:a xlink:type="simple" xlink:href="https://scratch.mit.edu/projects/849919111/editor" text:style-name="Internet_20_link" text:visited-style-name="Visited_20_Internet_20_Link">https://scratch.mit.edu/projects/849919111/editor</text:a></text:p>
      <text:p text:style-name="P7">pong javascript</text:p>
      <text:p text:style-name="normal"><text:a xlink:type="simple" xlink:href="https://scratch.mit.edu/projects/865749128" text:style-name="Internet_20_link" text:visited-style-name="Visited_20_Internet_20_Link">https://scratch.mit.edu/projects/865749128</text:a></text:p>
      <text:p text:style-name="P7">html prejeto</text:p>
      <text:p text:style-name="normal"><text:a xlink:type="simple" xlink:href="https://github.com/jpl000ys-gv/JP.git" text:style-name="Internet_20_link" text:visited-style-name="Visited_20_Internet_20_Link">https://github.com/jpl000ys-gv/JP.git</text:a></text:p>
      <text:p text:style-name="normal"/>
      <text:p text:style-name="normal"><text:span text:style-name="T5">TECNOLOGIAS </text:span><text:span text:style-name="T6">(aqui você lista as tecnologias, ferramentas e linguagens que você conhece)</text:span></text:p>
      <text:list xml:id="list1866324055" text:style-name="WWNum1">
        <text:list-item>
          <text:p text:style-name="P8"><text:span text:style-name="T8">javascript</text:span> </text:p>
        </text:list-item>
        <text:list-item>
          <text:p text:style-name="P8"><text:span text:style-name="T8">scrath</text:span></text:p>
        </text:list-item>
        <text:list-item>
          <text:p text:style-name="P9"><text:span text:style-name="T8">html</text:span></text:p>
        </text:list-item>
      </text:list>
      <text:p text:style-name="P11"><text:span text:style-name="T5">CURSOS | CERTIFICAÇÕES</text:span> </text:p>
      <text:p text:style-name="P14">ingles parana/certificado terceiro curso ingles</text:p>
      <text:p text:style-name="P14">M&amp;C Profissões</text:p>
      <text:p text:style-name="P13">IDIOM<text:span text:style-name="T9">A</text:span></text:p>
      <text:p text:style-name="P12">(inglês iniciante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7T09:04:43.482688825</dc:date>
    <meta:editing-duration>PT9M4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84" meta:character-count="721" meta:non-whitespace-character-count="660"/>
  </office:meta>
</office:document-meta>
</file>